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cm</text:p>
          </table:table-cell>
          <table:table-cell office:value-type="string">
            <text:p>valeur analo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18:2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tix </meta:initial-creator>
    <meta:creation-date>2012-05-14T17:53:18</meta:creation-date>
    <dc:date>2012-05-14T18:26:10</dc:date>
    <dc:creator>TItotix </dc:creator>
    <meta:editing-duration>PT17M52S</meta:editing-duration>
    <meta:editing-cycles>1</meta:editing-cycles>
    <meta:document-statistic meta:table-count="3" meta:cell-count="20" meta:object-count="0"/>
    <meta:generator>LibreOffice/3.4$Linux LibreOffice_project/340m1$Build-402</meta:generator>
  </office:meta>
</office:document-meta>
</file>